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1.655cm" fo:min-width="4.453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528cm" fo:min-width="4.707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1.528cm" fo:min-width="3.056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2.29cm" fo:min-width="4.38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528cm" fo:min-width="4.199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1.528cm" fo:min-width="2.929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1.02cm" fo:min-width="2.929cm"/>
    </style:style>
    <style:style style:name="gr9" style:family="graphic" style:parent-style-name="standard">
      <style:graphic-properties draw:fill-color="#ff99ff" draw:textarea-horizontal-align="justify" draw:textarea-vertical-align="middle" draw:auto-grow-height="false" fo:min-height="1.147cm" fo:min-width="2.756cm"/>
    </style:style>
    <style:style style:name="gr10" style:family="graphic" style:parent-style-name="standard">
      <style:graphic-properties draw:stroke="none" draw:fill="none" fo:min-height="1.026cm"/>
    </style:style>
    <style:style style:name="gr11" style:family="graphic" style:parent-style-name="standard">
      <style:graphic-properties draw:fill-color="#6666ff" draw:textarea-horizontal-align="justify" draw:textarea-vertical-align="middle" draw:auto-grow-height="false" fo:min-height="1.02cm" fo:min-width="5.215cm"/>
    </style:style>
    <style:style style:name="gr12" style:family="graphic" style:parent-style-name="standard">
      <style:graphic-properties draw:textarea-horizontal-align="justify" draw:textarea-vertical-align="middle" draw:auto-grow-height="false" fo:min-height="0.828cm" fo:min-width="1.745cm"/>
    </style:style>
    <style:style style:name="gr13" style:family="graphic" style:parent-style-name="standard">
      <style:graphic-properties draw:textarea-horizontal-align="justify" draw:textarea-vertical-align="middle" draw:auto-grow-height="false" fo:min-height="1.084cm" fo:min-width="0.898cm"/>
    </style:style>
    <style:style style:name="gr14" style:family="graphic" style:parent-style-name="standard">
      <style:graphic-properties draw:textarea-horizontal-align="justify" draw:textarea-vertical-align="middle" draw:auto-grow-height="false" fo:min-height="1.465cm" fo:min-width="2.422cm"/>
    </style:style>
    <style:style style:name="gr15" style:family="graphic" style:parent-style-name="standard">
      <style:graphic-properties draw:fill-color="#00ff66" draw:textarea-horizontal-align="justify" draw:textarea-vertical-align="middle" draw:auto-grow-height="false" fo:min-height="1.465cm" fo:min-width="1.977cm"/>
    </style:style>
    <style:style style:name="gr16" style:family="graphic" style:parent-style-name="standard">
      <style:graphic-properties draw:fill-color="#00ff66" draw:textarea-horizontal-align="justify" draw:textarea-vertical-align="middle" draw:auto-grow-height="false" fo:min-height="1.846cm" fo:min-width="2.676cm"/>
    </style:style>
    <style:style style:name="gr17" style:family="graphic" style:parent-style-name="standard">
      <style:graphic-properties draw:fill-color="#00ff66" draw:textarea-horizontal-align="justify" draw:textarea-vertical-align="middle" draw:auto-grow-height="false" fo:min-height="1.465cm" fo:min-width="2.168cm"/>
    </style:style>
    <style:style style:name="gr18" style:family="graphic" style:parent-style-name="standard">
      <style:graphic-properties draw:stroke="none" svg:stroke-color="#000000" draw:fill="none" draw:fill-color="#ffffff" fo:min-height="1.025cm"/>
    </style:style>
    <style:style style:name="gr19" style:family="graphic" style:parent-style-name="standard">
      <style:graphic-properties draw:stroke="none" svg:stroke-color="#000000" draw:fill="none" draw:fill-color="#ffffff" fo:min-height="1.1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99ff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-color="#00ff66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81cm" svg:y1="2.651cm" svg:x2="14.081cm" svg:y2="3.54cm">
          <text:p/>
        </draw:line>
        <draw:custom-shape draw:style-name="gr2" draw:text-style-name="P3" xml:id="id5" draw:id="id5" draw:layer="layout" svg:width="4.953cm" svg:height="1.905cm" svg:x="0.746cm" svg:y="11.033cm">
          <text:p text:style-name="P2">Show Diaspora* + </text:p>
          <text:p text:style-name="P2">“text” + (name)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5.207cm" svg:height="1.778cm" svg:x="7.604cm" svg:y="11.16cm">
          <text:p text:style-name="P2">Show Diaspora* (name)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3.556cm" svg:height="1.778cm" svg:x="11.541cm" svg:y="14.97cm">
          <text:p text:style-name="P2">Diaspora* +</text:p>
          <text:p text:style-name="P2"><text:s/>“text”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4.88cm" svg:height="2.54cm" svg:x="22.409cm" svg:y="5.699cm">
          <text:p text:style-name="P2">Only show</text:p>
          <text:p text:style-name="P2"><text:s/>default <text:s/></text:p>
          <text:p text:style-name="P2">sender_address</text:p>
          <draw:enhanced-geometry svg:viewBox="0 0 21600 21600" draw:type="rectangle" draw:enhanced-path="M 0 0 L 21600 0 21600 21600 0 21600 0 0 Z N"/>
        </draw:custom-shape>
        <draw:custom-shape draw:style-name="gr6" draw:text-style-name="P3" xml:id="id10" draw:id="id10" draw:layer="layout" svg:width="4.699cm" svg:height="1.778cm" svg:x="23.606cm" svg:y="12.176cm">
          <text:p text:style-name="P2">Only show default <text:s/></text:p>
          <text:p text:style-name="P2">sender_address</text:p>
          <draw:enhanced-geometry svg:viewBox="0 0 21600 21600" draw:type="rectangle" draw:enhanced-path="M 0 0 L 21600 0 21600 21600 0 21600 0 0 Z N"/>
        </draw:custom-shape>
        <draw:custom-shape draw:style-name="gr7" draw:text-style-name="P3" xml:id="id12" draw:id="id12" draw:layer="layout" svg:width="3.429cm" svg:height="1.778cm" svg:x="19.161cm" svg:y="15.097cm">
          <text:p text:style-name="P2">Diaspora*</text:p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4" xml:id="id13" draw:id="id13" draw:layer="layout" svg:width="3.429cm" svg:height="1.27cm" svg:x="1.508cm" svg:y="14.081cm">
          <text:p text:style-name="P2">Text has to </text:p>
          <text:p text:style-name="P2">be translatabl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256cm" svg:height="1.397cm" svg:x="11.714cm" svg:y="17.383cm">
          <text:p/>
          <draw:enhanced-geometry svg:viewBox="0 0 21600 21600" draw:type="rectangle" draw:enhanced-path="M 0 0 L 21600 0 21600 21600 0 21600 0 0 Z N"/>
        </draw:custom-shape>
        <draw:frame draw:style-name="gr10" draw:text-style-name="P1" xml:id="id14" draw:id="id14" draw:layer="layout" svg:width="3.499cm" svg:height="1.276cm" svg:x="11.541cm" svg:y="17.504cm">
          <draw:text-box draw:corner-radius="0.832cm">
            <text:p text:style-name="P2">Text has to </text:p>
            <text:p text:style-name="P2">be translatable</text:p>
          </draw:text-box>
        </draw:frame>
        <draw:custom-shape draw:style-name="gr11" draw:text-style-name="P5" draw:layer="layout" svg:width="5.715cm" svg:height="1.27cm" svg:x="1cm" svg:y="1cm">
          <text:p text:style-name="P2">The FROM: head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175cm" svg:height="1.524cm" svg:x="12.435cm" svg:y="1.181cm">
          <text:p text:style-name="P2">Star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" draw:id="id1" draw:layer="layout" svg:width="2.794cm" svg:height="2.667cm" svg:x="12.684cm" svg:y="3.54cm">
          <text:p text:style-name="P2">Sender </text:p>
          <text:p text:style-name="P2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xml:id="id2" draw:id="id2" draw:layer="layout" svg:x1="12.684cm" svg:y1="4.874cm" svg:x2="12.684cm" svg:y2="4.874cm" draw:start-shape="id1" draw:start-glue-point="5" draw:end-shape="id1" draw:end-glue-point="5" svg:d="M12684 4874z" svg:viewBox="0 0 1 1">
          <text:p/>
        </draw:connector>
        <draw:custom-shape draw:style-name="gr14" draw:text-style-name="P2" xml:id="id3" draw:id="id3" draw:layer="layout" svg:width="5.842cm" svg:height="3.429cm" svg:x="8.366cm" svg:y="5.699cm">
          <text:p text:style-name="P2">Does sender has </text:p>
          <text:p text:style-name="P2">first name <text:span text:style-name="T1">and/or</text:span> </text:p>
          <text:p text:style-name="P2">last n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2.684cm" svg:y1="4.874cm" svg:x2="11.287cm" svg:y2="5.699cm" draw:start-shape="id2" draw:start-glue-point="0" draw:end-shape="id3" draw:end-glue-point="4" svg:d="M12684 4874h-1397v825" svg:viewBox="0 0 1398 826">
          <text:p/>
        </draw:connector>
        <draw:custom-shape draw:style-name="gr15" draw:text-style-name="P6" xml:id="id4" draw:id="id4" draw:layer="layout" svg:width="4.953cm" svg:height="3.429cm" svg:x="4.302cm" svg:y="8.112cm">
          <text:p text:style-name="P2">Do we want to </text:p>
          <text:p text:style-name="P2">add some text to </text:p>
          <text:p text:style-name="P2">The n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6" xml:id="id7" draw:id="id7" draw:layer="layout" svg:width="6.35cm" svg:height="4.191cm" svg:x="17.891cm" svg:y="8.112cm">
          <text:p text:style-name="P2">Do we want to </text:p>
          <text:p text:style-name="P2">Show “Diaspora*” with default <text:s/></text:p>
          <text:p text:style-name="P2">sender_add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8.366cm" svg:y1="7.414cm" svg:x2="6.778cm" svg:y2="8.112cm" draw:start-shape="id3" draw:start-glue-point="5" draw:end-shape="id4" svg:d="M8366 7414h-1588v698" svg:viewBox="0 0 1589 699">
          <text:p/>
        </draw:connector>
        <draw:connector draw:style-name="gr1" draw:text-style-name="P1" draw:layer="layout" svg:x1="4.302cm" svg:y1="9.827cm" svg:x2="3.222cm" svg:y2="11.033cm" draw:start-shape="id4" draw:start-glue-point="5" draw:end-shape="id5" draw:end-glue-point="0" svg:d="M4302 9827h-1080v1206" svg:viewBox="0 0 1081 1207">
          <text:p/>
        </draw:connector>
        <draw:connector draw:style-name="gr1" draw:text-style-name="P1" draw:layer="layout" svg:x1="9.255cm" svg:y1="9.827cm" svg:x2="10.207cm" svg:y2="11.16cm" draw:start-shape="id4" draw:start-glue-point="7" draw:end-shape="id6" svg:d="M9255 9827h952v1333" svg:viewBox="0 0 953 1334">
          <text:p/>
        </draw:connector>
        <draw:connector draw:style-name="gr1" draw:text-style-name="P1" draw:layer="layout" svg:x1="14.208cm" svg:y1="7.414cm" svg:x2="21.066cm" svg:y2="8.112cm" draw:start-shape="id3" draw:start-glue-point="7" draw:end-shape="id7" draw:end-glue-point="4" svg:d="M14208 7414h6858v698" svg:viewBox="0 0 6859 699">
          <text:p/>
        </draw:connector>
        <draw:connector draw:style-name="gr1" draw:text-style-name="P1" draw:layer="layout" svg:x1="15.478cm" svg:y1="4.874cm" svg:x2="24.849cm" svg:y2="5.699cm" draw:start-shape="id1" draw:start-glue-point="7" draw:end-shape="id8" draw:end-glue-point="0" svg:d="M15478 4874h9371v825" svg:viewBox="0 0 9372 826">
          <text:p/>
        </draw:connector>
        <draw:custom-shape draw:style-name="gr17" draw:text-style-name="P6" xml:id="id9" draw:id="id9" draw:layer="layout" svg:width="5.334cm" svg:height="3.429cm" svg:x="14.335cm" svg:y="11.16cm">
          <text:p text:style-name="P2">Do we want to </text:p>
          <text:p text:style-name="P2">add some text to </text:p>
          <text:p text:style-name="P2"><text:s/>“Diaspora*”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7.891cm" svg:y1="10.208cm" svg:x2="17.002cm" svg:y2="11.16cm" draw:start-shape="id7" draw:start-glue-point="5" draw:end-shape="id9" svg:d="M17891 10208h-889v952" svg:viewBox="0 0 890 953">
          <text:p/>
        </draw:connector>
        <draw:connector draw:style-name="gr1" draw:text-style-name="P1" draw:layer="layout" svg:x1="24.241cm" svg:y1="10.208cm" svg:x2="25.955cm" svg:y2="12.176cm" draw:start-shape="id7" draw:start-glue-point="7" draw:end-shape="id10" svg:d="M24241 10208h1714v1968" svg:viewBox="0 0 1715 1969">
          <text:p/>
        </draw:connector>
        <draw:connector draw:style-name="gr1" draw:text-style-name="P1" draw:layer="layout" svg:x1="14.335cm" svg:y1="12.875cm" svg:x2="13.319cm" svg:y2="14.97cm" draw:start-shape="id9" draw:start-glue-point="5" draw:end-shape="id11" draw:end-glue-point="0" svg:d="M14335 12875h-1016v2095" svg:viewBox="0 0 1017 2096">
          <text:p/>
        </draw:connector>
        <draw:connector draw:style-name="gr1" draw:text-style-name="P1" draw:layer="layout" svg:x1="19.669cm" svg:y1="12.875cm" svg:x2="20.875cm" svg:y2="15.097cm" draw:start-shape="id9" draw:start-glue-point="7" draw:end-shape="id12" draw:end-glue-point="0" svg:d="M19669 12875h1206v2222" svg:viewBox="0 0 1207 2223">
          <text:p/>
        </draw:connector>
        <draw:frame draw:style-name="gr18" draw:text-style-name="P7" draw:layer="layout" svg:width="1.651cm" svg:height="1.275cm" svg:x="11.033cm" svg:y="4.175cm">
          <draw:text-box>
            <text:p>yes</text:p>
          </draw:text-box>
        </draw:frame>
        <draw:frame draw:style-name="gr18" draw:text-style-name="P7" draw:layer="layout" svg:width="1.651cm" svg:height="1.275cm" svg:x="18.78cm" svg:y="4.175cm">
          <draw:text-box>
            <text:p>no</text:p>
          </draw:text-box>
        </draw:frame>
        <draw:frame draw:style-name="gr18" draw:text-style-name="P7" draw:layer="layout" svg:width="1.651cm" svg:height="1.275cm" svg:x="16.748cm" svg:y="6.715cm">
          <draw:text-box>
            <text:p>no</text:p>
          </draw:text-box>
        </draw:frame>
        <draw:frame draw:style-name="gr18" draw:text-style-name="P7" draw:layer="layout" svg:width="1.651cm" svg:height="1.275cm" svg:x="24.495cm" svg:y="9.504cm">
          <draw:text-box>
            <text:p>no</text:p>
          </draw:text-box>
        </draw:frame>
        <draw:frame draw:style-name="gr18" draw:text-style-name="P7" draw:layer="layout" svg:width="1.651cm" svg:height="1.275cm" svg:x="6.842cm" svg:y="6.715cm">
          <draw:text-box>
            <text:p>yes</text:p>
          </draw:text-box>
        </draw:frame>
        <draw:frame draw:style-name="gr19" draw:text-style-name="P7" draw:layer="layout" svg:width="1.27cm" svg:height="1.402cm" svg:x="16.875cm" svg:y="9.504cm">
          <draw:text-box>
            <text:p>yes</text:p>
          </draw:text-box>
        </draw:frame>
        <draw:connector draw:style-name="gr1" draw:text-style-name="P1" draw:layer="layout" draw:type="line" svg:x1="3.222cm" svg:y1="12.938cm" svg:x2="3.222cm" svg:y2="14.081cm" draw:start-shape="id5" draw:start-glue-point="2" draw:end-shape="id13" draw:end-glue-point="0" svg:d="M3222 12938v1143" svg:viewBox="0 0 1 1144">
          <text:p/>
        </draw:connector>
        <draw:connector draw:style-name="gr1" draw:text-style-name="P1" draw:layer="layout" draw:type="line" svg:x1="13.319cm" svg:y1="16.748cm" svg:x2="13.29cm" svg:y2="17.504cm" draw:start-shape="id11" draw:start-glue-point="2" draw:end-shape="id14" draw:end-glue-point="0" svg:d="M13319 16748l-29 756" svg:viewBox="0 0 30 757">
          <text:p/>
        </draw:connector>
        <draw:frame draw:style-name="gr18" draw:text-style-name="P7" draw:layer="layout" svg:width="1.651cm" svg:height="1.275cm" svg:x="3.032cm" svg:y="8.874cm">
          <draw:text-box>
            <text:p>yes</text:p>
          </draw:text-box>
        </draw:frame>
        <draw:frame draw:style-name="gr18" draw:text-style-name="P7" draw:layer="layout" svg:width="1.651cm" svg:height="1.275cm" svg:x="12.938cm" svg:y="12.171cm">
          <draw:text-box>
            <text:p>yes</text:p>
          </draw:text-box>
        </draw:frame>
        <draw:frame draw:style-name="gr18" draw:text-style-name="P7" draw:layer="layout" svg:width="1.651cm" svg:height="1.275cm" svg:x="19.542cm" svg:y="12.176cm">
          <draw:text-box>
            <text:p>no</text:p>
          </draw:text-box>
        </draw:frame>
        <draw:frame draw:style-name="gr18" draw:text-style-name="P7" draw:layer="layout" svg:width="1.651cm" svg:height="1.275cm" svg:x="9.128cm" svg:y="9.001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5:11:24.864762343</meta:creation-date>
    <dc:date>2017-07-17T10:21:17.252781071</dc:date>
    <meta:editing-duration>PT20M37S</meta:editing-duration>
    <meta:editing-cycles>5</meta:editing-cycles>
    <meta:generator>LibreOffice/5.1.6.2$Linux_X86_64 LibreOffice_project/10m0$Build-2</meta:generator>
    <meta:document-statistic meta:object-count="40"/>
  </office:meta>
</office:document-meta>
</file>